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Lucida Sans" svg:font-family="'Lucida Sans'"/>
    <style:font-face style:font-family-generic="system" style:font-pitch="variable" style:name="Tahoma" svg:font-family="Tahoma"/>
    <style:font-face style:font-family-generic="system" style:font-pitch="variable" style:name="宋体" svg:font-family="宋体"/>
  </office:font-face-decls>
  <office:automatic-styles>
    <style:style style:family="table-column" style:name="co1">
      <style:table-column-properties fo:break-before="auto" style:column-width="0.8925in"/>
    </style:style>
    <style:style style:family="table-column" style:name="co2">
      <style:table-column-properties fo:break-before="auto" style:column-width="5.4272in"/>
    </style:style>
    <style:style style:family="table-column" style:name="co3">
      <style:table-column-properties fo:break-before="auto" style:column-width="1.598in"/>
    </style:style>
    <style:style style:family="table-column" style:name="co4">
      <style:table-column-properties fo:break-before="auto" style:column-width="1.6634in"/>
    </style:style>
    <style:style style:family="table-column" style:name="co5">
      <style:table-column-properties fo:break-before="auto" style:column-width="1.8492in"/>
    </style:style>
    <style:style style:family="table-column" style:name="co6">
      <style:table-column-properties fo:break-before="auto" style:column-width="0.5in"/>
    </style:style>
    <style:style style:family="table-row" style:name="ro1">
      <style:table-row-properties fo:break-before="auto" style:row-height="0.3744in" style:use-optimal-row-height="false"/>
    </style:style>
    <style:style style:family="table-row" style:name="ro2">
      <style:table-row-properties fo:break-before="auto" style:row-height="0.1917in" style:use-optimal-row-height="true"/>
    </style:style>
    <style:style style:family="table-row" style:name="ro3">
      <style:table-row-properties fo:break-before="auto" style:row-height="0.4291in" style:use-optimal-row-height="false"/>
    </style:style>
    <style:style style:family="table-row" style:name="ro4">
      <style:table-row-properties fo:break-before="auto" style:row-height="0.3102in" style:use-optimal-row-height="false"/>
    </style:style>
    <style:style style:family="table-row" style:name="ro5">
      <style:table-row-properties fo:break-before="auto" style:row-height="0.178in" style:use-optimal-row-height="true"/>
    </style:style>
    <style:style style:family="table-row" style:name="ro6">
      <style:table-row-properties fo:break-before="auto" style:row-height="0.3472in" style:use-optimal-row-height="true"/>
    </style:style>
    <style:style style:family="table-row" style:name="ro7">
      <style:table-row-properties fo:break-before="auto" style:row-height="0.3193in" style:use-optimal-row-height="false"/>
    </style:style>
    <style:style style:family="table-row" style:name="ro8">
      <style:table-row-properties fo:break-before="auto" style:row-height="0.3016in" style:use-optimal-row-height="false"/>
    </style:style>
    <style:style style:family="table-row" style:name="ro9">
      <style:table-row-properties fo:break-before="auto" style:row-height="0.3283in" style:use-optimal-row-height="false"/>
    </style:style>
    <style:style style:family="table-row" style:name="ro10">
      <style:table-row-properties fo:break-before="auto" style:row-height="3.4445in" style:use-optimal-row-height="false"/>
    </style:style>
    <style:style style:family="table" style:master-page-name="Default" style:name="ta1">
      <style:table-properties style:writing-mode="lr-tb" table:display="true"/>
    </style:style>
    <style:style style:family="table-cell" style:name="ce1" style:parent-style-name="Default">
      <style:table-cell-properties fo:background-color="#ffd320" style:vertical-align="middle"/>
      <style:text-properties fo:font-size="12pt" fo:font-weight="bold" style:font-size-asian="12pt" style:font-size-complex="12pt" style:font-weight-asian="bold" style:font-weight-complex="bold"/>
    </style:style>
    <style:style style:family="table-cell" style:name="ce2" style:parent-style-name="Default">
      <style:text-properties fo:font-weight="bold" style:font-weight-asian="bold" style:font-weight-complex="bold"/>
    </style:style>
    <style:style style:family="table-cell" style:name="ce3" style:parent-style-name="Default">
      <style:text-properties fo:color="#ffffff"/>
    </style:style>
    <style:style style:family="table-cell" style:name="ce4" style:parent-style-name="Default">
      <style:table-cell-properties fo:background-color="#ffd320" style:vertical-align="middle"/>
      <style:text-properties fo:font-size="12pt" style:font-size-asian="12pt" style:font-size-complex="12pt"/>
    </style:style>
    <style:style style:family="table-cell" style:name="ce5" style:parent-style-name="Default">
      <style:table-cell-properties fo:padding-bottom="0.0193in" fo:padding-left="0.0138in" fo:padding-right="0.0138in" fo:padding-top="0.0193in" fo:wrap-option="wrap" style:repeat-content="true" style:text-align-source="fix" style:vertical-align="justify" style:vertical-justify="distribute"/>
      <style:paragraph-properties fo:text-align="start"/>
    </style:style>
    <style:style style:family="table-cell" style:name="ce6" style:parent-style-name="Default">
      <style:table-cell-properties fo:background-color="#000000" fo:padding-bottom="0.0193in" fo:padding-left="0.0138in" fo:padding-right="0.0138in" fo:padding-top="0.0193in" fo:wrap-option="wrap" style:repeat-content="false" style:text-align-source="fix" style:vertical-align="middle" style:vertical-justify="auto"/>
      <style:paragraph-properties fo:text-align="center"/>
      <style:text-properties fo:color="#ffffff" fo:font-weight="bold" style:font-weight-asian="bold" style:font-weight-complex="bold"/>
    </style:style>
    <style:style style:family="table-cell" style:name="ce7" style:parent-style-name="Default">
      <style:table-cell-properties fo:background-color="#000000" style:repeat-content="false" style:text-align-source="fix" style:vertical-align="middle" style:vertical-justify="auto"/>
      <style:paragraph-properties fo:text-align="center"/>
      <style:text-properties fo:color="#ffffff" fo:font-weight="bold" style:font-weight-asian="bold" style:font-weight-complex="bold"/>
    </style:style>
    <style:style style:family="table-cell" style:name="ce8" style:parent-style-name="Default">
      <style:table-cell-properties fo:background-color="#000000"/>
      <style:text-properties fo:font-weight="bold" style:font-weight-asian="bold" style:font-weight-complex="bold"/>
    </style:style>
    <style:style style:family="table-cell" style:name="ce9" style:parent-style-name="Default">
      <style:table-cell-properties fo:wrap-option="no-wrap" style:direction="ttb"/>
      <style:text-properties fo:hyphenate="false"/>
    </style:style>
    <style:style style:family="table-cell" style:name="ce10" style:parent-style-name="Default">
      <style:table-cell-properties fo:background-color="#000000" style:repeat-content="false" style:text-align-source="fix" style:vertical-align="middle"/>
      <style:paragraph-properties fo:text-align="center"/>
      <style:text-properties fo:font-weight="bold" style:font-weight-asian="bold" style:font-weight-complex="bold"/>
    </style:style>
    <number:number-style style:name="n852fb8">
      <number:number number:decimal-places="0" number:grouping="true" number:min-integer-digits="1"/>
    </number:number-style>
    <style:style style:data-style-name="n852fb8" style:family="table-cell" style:name="aa12f60" style:parent-style-name="Default">
      <style:table-cell-properties fo:background-color="#ffd320" style:vertical-align="middle"/>
      <style:paragraph-properties style:tab-stop-distance="0.5in"/>
      <style:text-properties fo:country="US" fo:font-size="12pt" fo:language="en" style:country-asian="CN" style:country-complex="IN" style:font-name="Arial" style:font-name-asian="宋体" style:font-name-complex="Lucida Sans" style:font-size-asian="12pt" style:font-size-complex="12pt" style:language-asian="zh" style:language-complex="hi"/>
    </style:style>
    <number:number-style style:name="n59714d">
      <number:number number:decimal-places="0" number:grouping="true" number:min-integer-digits="1"/>
    </number:number-style>
    <style:style style:data-style-name="n59714d" style:family="table-cell" style:name="a554ec4">
      <style:paragraph-properties style:tab-stop-distance="0.5in"/>
      <style:text-properties fo:country="US" fo:language="en" style:country-asian="CN" style:country-complex="IN" style:font-name="Arial" style:font-name-asian="宋体" style:font-name-complex="Lucida Sans" style:language-asian="zh" style:language-complex="hi"/>
    </style:style>
    <number:number-style style:name="nec0847">
      <number:number number:decimal-places="0" number:grouping="true" number:min-integer-digits="1"/>
    </number:number-style>
    <style:style style:data-style-name="nec0847" style:family="table-cell" style:name="a950c11">
      <style:paragraph-properties style:tab-stop-distance="0.5in"/>
      <style:text-properties fo:country="US" fo:language="en" style:country-asian="CN" style:country-complex="IN" style:font-name="Arial" style:font-name-asian="宋体" style:font-name-complex="Lucida Sans" style:language-asian="zh" style:language-complex="hi"/>
    </style:style>
    <number:number-style style:name="ndcf738">
      <number:number number:decimal-places="0" number:grouping="true" number:min-integer-digits="1"/>
    </number:number-style>
    <style:style style:data-style-name="ndcf738" style:family="table-cell" style:name="a51da42" style:parent-style-name="Default">
      <style:table-cell-properties fo:background-color="#000000" style:repeat-content="false" style:text-align-source="fix" style:vertical-align="middle"/>
      <style:paragraph-properties fo:text-align="center" style:tab-stop-distance="0.5in"/>
      <style:text-properties fo:color="#ffffff" fo:country="US" fo:font-weight="bold" fo:language="en" style:country-asian="CN" style:country-complex="IN" style:font-name="Arial" style:font-name-asian="宋体" style:font-name-complex="Lucida Sans" style:font-weight-asian="bold" style:font-weight-complex="bold" style:language-asian="zh" style:language-complex="hi"/>
    </style:style>
  </office:automatic-styles>
  <office:body>
    <office:spreadsheet>
      <table:table table:name="detalle" table:style-name="ta1">
        <table:table-column table:default-cell-style-name="Default" table:style-name="co1"/>
        <table:table-column table:default-cell-style-name="Default" table:style-name="co2"/>
        <table:table-column table:default-cell-style-name="Default" table:style-name="co1"/>
        <table:table-column table:default-cell-style-name="Default" table:style-name="co3"/>
        <table:table-column table:default-cell-style-name="Default" table:style-name="co1"/>
        <table:table-column table:default-cell-style-name="Default" table:style-name="co4"/>
        <table:table-column table:default-cell-style-name="Default" table:number-columns-repeated="8" table:style-name="co1"/>
        <table:table-row table:style-name="ro1">
          <table:table-cell office:value-type="string" table:style-name="ce1">
            <text:p>Sección 1:</text:p>
          </table:table-cell>
          <table:table-cell office:value-type="string" table:style-name="ce4">
            <text:p>Ambiente general</text:p>
          </table:table-cell>
          <table:table-cell office:value="3.0" office:value-type="float" table:style-name="aa12f60">
            <text:p>3.0</text:p>
          </table:table-cell>
          <table:table-cell table:number-columns-repeated="3" table:style-name="ce4"/>
          <table:table-cell table:number-columns-repeated="8"/>
        </table:table-row>
        <table:table-row table:style-name="ro2">
          <table:table-cell office:value-type="string" table:style-name="ce2">
            <text:p>Escala 1</text:p>
          </table:table-cell>
          <table:table-cell office:value-type="string">
            <text:p>Sucesos de la vida</text:p>
          </table:table-cell>
          <table:table-cell office:value="0.0" office:value-type="float" table:style-name="a554ec4">
            <text:p>0.0</text:p>
          </table:table-cell>
          <table:table-cell table:number-columns-repeated="11"/>
        </table:table-row>
        <table:table-row table:style-name="ro3">
          <table:table-cell/>
          <table:table-cell office:value-type="string" table:style-name="ce5">
            <text:p>Piense en el año pasado. En la lista siguiente indique cánta aflicción le causó cada uno de los sucesos de trabajo y personales que se anotan</text:p>
          </table:table-cell>
          <table:table-cell office:value="0.0" office:value-type="float" table:style-name="a950c11">
            <text:p>0.0</text:p>
          </table:table-cell>
          <table:table-cell table:number-columns-repeated="11"/>
        </table:table-row>
        <table:table-row table:style-name="ro4">
          <table:table-cell/>
          <table:table-cell office:value-type="string" table:style-name="ce6">
            <text:p>Items</text:p>
          </table:table-cell>
          <table:table-cell office:value="3.0" office:value-type="float" table:style-name="a51da42">
            <text:p>3.0</text:p>
          </table:table-cell>
          <table:table-cell office:value-type="string" table:style-name="ce7">
            <text:p>Moderado</text:p>
          </table:table-cell>
          <table:table-cell office:value-type="string" table:style-name="ce7">
            <text:p>Poco</text:p>
          </table:table-cell>
          <table:table-cell office:value-type="string" table:style-name="ce7">
            <text:p>Nada / No ocurrió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spedido o renunció o es jubiló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uevo empleo o compañí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uevo tipo de trabajo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duccion o reorganización en la compañi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lgún otro cambio en el trabajo, no incluido en la lista anterior que le produjo angusti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érdida económica o reducción de ingres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erto de un amigo intimo o miembro de famili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danza o traslad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 separación o divorc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 matrimon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mpró una nueva cas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ue víctima de un crime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acimiento de un hijo, adopción, hijastros u otras personas agregadas al hogar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mplicación en sistema judicial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eria enfermedad personal o herid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eria enfermedad o lesiones de un amigo íntimo o miembro de la famili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umento de responsabilidades de cuidar de un pariente viejo o inválid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lquier otro cambio no incluido en la lista anterior que le produjo angusti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5:.C22])" table:style-name="ce6">
            <text:p>0</text:p>
          </table:table-cell>
          <table:table-cell office:value="0" office:value-type="float" table:formula="of:=SUM([.D5:.D22])" table:style-name="ce6">
            <text:p>0</text:p>
          </table:table-cell>
          <table:table-cell office:value="0" office:value-type="float" table:formula="of:=SUM([.E5:.E22])" table:style-name="ce6">
            <text:p>0</text:p>
          </table:table-cell>
          <table:table-cell office:value="0" office:value-type="float" table:formula="of:=SUM([.F5:.F22])" table:style-name="ce6">
            <text:p>0</text:p>
          </table:table-cell>
          <table:table-cell office:value="0" office:value-type="float" table:formula="of:=SUM([.C23:.F23])" table:style-name="ce6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office:value-type="string" table:style-name="ce2">
            <text:p>Escala 2</text:p>
          </table:table-cell>
          <table:table-cell office:value-type="string">
            <text:p>Presiones del trabajo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Piense en el año pasado. En la lista siguiente indique cuánta aflicción le causó cada uno de las presiones del trabajo que se anotan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Mucho</text:p>
          </table:table-cell>
          <table:table-cell office:value-type="string" table:style-name="ce7">
            <text:p>Moderado</text:p>
          </table:table-cell>
          <table:table-cell office:value-type="string" table:style-name="ce7">
            <text:p>Poco</text:p>
          </table:table-cell>
          <table:table-cell office:value-type="string" table:style-name="ce7">
            <text:p>Nada / No ocurrió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eguridad del emple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laciones con el jefe inmediat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ambio de prioridades en el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laciones con compañeros de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Oportunidad de avanzar y desarrollarse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xeso de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trol de la carga de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alta de flexibilidad para hacer frente a emergencias de familia o personales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avorismo o injusticia en politicas de contratación y ascensos en el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stante vigilancia de su desempeño en el ofic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rabajo aburrido o poca interesante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special reconocimiento o premio en su ofic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esión por conflicto de fechas limit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éridida de devoción al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e siente aprisionado en el papeleo e incapaz de realizar cosa algun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elxibilidad de horas de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l transporte de ida y regreso al trabajo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28:.C44])" table:style-name="ce6">
            <text:p>0</text:p>
          </table:table-cell>
          <table:table-cell office:value="0" office:value-type="float" table:formula="of:=SUM([.D28:.D44])" table:style-name="ce6">
            <text:p>0</text:p>
          </table:table-cell>
          <table:table-cell office:value="0" office:value-type="float" table:formula="of:=SUM([.E28:.E44])" table:style-name="ce6">
            <text:p>0</text:p>
          </table:table-cell>
          <table:table-cell office:value="0" office:value-type="float" table:formula="of:=SUM([.F28:.F44])" table:style-name="ce6">
            <text:p>0</text:p>
          </table:table-cell>
          <table:table-cell office:value="0" office:value-type="float" table:formula="of:=SUM([.C45:.F45])" table:style-name="ce6">
            <text:p>0</text:p>
          </table:table-cell>
          <table:table-cell/>
          <table:table-cell office:value-type="string" table:style-name="ce6">
            <text:p>Total</text:p>
          </table:table-cell>
          <table:table-cell office:value="0" office:value-type="float" table:formula="of:=SUM([.C27:.C44])" table:style-name="ce6">
            <text:p>0</text:p>
          </table:table-cell>
          <table:table-cell office:value="0" office:value-type="float" table:formula="of:=SUM([.D27:.D44])" table:style-name="ce6">
            <text:p>0</text:p>
          </table:table-cell>
          <table:table-cell office:value="0" office:value-type="float" table:formula="of:=SUM([.E27:.E44])" table:style-name="ce6">
            <text:p>0</text:p>
          </table:table-cell>
          <table:table-cell office:value="0" office:value-type="float" table:formula="of:=SUM([.F27:.F44])" table:style-name="ce6">
            <text:p>0</text:p>
          </table:table-cell>
          <table:table-cell office:value="0" office:value-type="float" table:formula="of:=SUM([.J45:.M45])" table:style-name="ce6">
            <text:p>0</text:p>
          </table:table-cell>
        </table:table-row>
        <table:table-row table:style-name="ro5">
          <table:table-cell table:number-columns-repeated="14"/>
        </table:table-row>
        <table:table-row table:style-name="ro2">
          <table:table-cell office:value-type="string" table:style-name="ce2">
            <text:p>Escala 3</text:p>
          </table:table-cell>
          <table:table-cell office:value-type="string">
            <text:p>Presiones personales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Piense en el año pasado. En la lista siguiente indique cuánta aflicción le causó cada uno de las presiones personales que se anotan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Mucho</text:p>
          </table:table-cell>
          <table:table-cell office:value-type="string" table:style-name="ce7">
            <text:p>Moderado</text:p>
          </table:table-cell>
          <table:table-cell office:value-type="string" table:style-name="ce7">
            <text:p>Poco</text:p>
          </table:table-cell>
          <table:table-cell office:value-type="string" table:style-name="ce7">
            <text:p>Nada / No ocurrió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ificultades Financier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umento de responsabilidades de cuidar de un adulto viejo o un pariente inválid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savenencia con socio o cónyuge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rianza de un hi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star separar separado del marido o la espos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terioro de la salud personal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contrar quién cuide del niño, o problemas con actual situación de dicho cuidad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tiene tiempo suficiente para pasar con los que están más cerca de usted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ecindario peligroso o no segur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laciones con un pariente íntimo (padres,hermanos, yernos)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flictos sexuales o frustacion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flicto trabajo-familiar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oledad o falta de intimidad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estiones de fecundidad o reproduccción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50:.C63])" table:style-name="ce6">
            <text:p>0</text:p>
          </table:table-cell>
          <table:table-cell office:value="0" office:value-type="float" table:formula="of:=SUM([.D50:.D63])" table:style-name="ce6">
            <text:p>0</text:p>
          </table:table-cell>
          <table:table-cell office:value="0" office:value-type="float" table:formula="of:=SUM([.E50:.E63])" table:style-name="ce6">
            <text:p>0</text:p>
          </table:table-cell>
          <table:table-cell office:value="0" office:value-type="float" table:formula="of:=SUM([.F50:.F63])" table:style-name="ce6">
            <text:p>0</text:p>
          </table:table-cell>
          <table:table-cell office:value="0" office:value-type="float" table:formula="of:=SUM([.C64:.F64])" table:style-name="ce6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7">
          <table:table-cell office:value-type="string" table:style-name="ce1">
            <text:p>Sección 2:</text:p>
          </table:table-cell>
          <table:table-cell office:value-type="string" table:style-name="ce4">
            <text:p>Conocimiento emocional</text:p>
          </table:table-cell>
          <table:table-cell table:number-columns-repeated="4" table:style-name="ce4"/>
          <table:table-cell table:number-columns-repeated="8"/>
        </table:table-row>
        <table:table-row table:style-name="ro2">
          <table:table-cell office:value-type="string" table:style-name="ce2">
            <text:p>Escala 4</text:p>
          </table:table-cell>
          <table:table-cell office:value-type="string">
            <text:p>Conciencia emocional de sí mismo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En la lista siguiente indique cómo describe cada renglón la manera como usted piensa y siente sobre usted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Muy bien</text:p>
          </table:table-cell>
          <table:table-cell office:value-type="string" table:style-name="ce7">
            <text:p>Moderadamente bien</text:p>
          </table:table-cell>
          <table:table-cell office:value-type="string" table:style-name="ce7">
            <text:p>Un poco</text:p>
          </table:table-cell>
          <table:table-cell office:value-type="string" table:style-name="ce7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nombrar mis sentimient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e aprendido mucha acerca de mi mismo escuchando mis sentimient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oy consiente de mis sentimientos la mayor parte del timp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cuendo me estoy alterand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estoy triste, sé por qué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juzgo a mi mismo por la manera como creo que los demás me ven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ozo de mi vida emosional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asustan las personas que muestran fuertes emocione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 veces quiciera ser otra person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esto atención a mi estado físico para entender mis sentimient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cepto mis sentimientos como propios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70:.C80])" table:style-name="ce6">
            <text:p>0</text:p>
          </table:table-cell>
          <table:table-cell office:value="0" office:value-type="float" table:formula="of:=SUM([.D70:.D80])" table:style-name="ce6">
            <text:p>0</text:p>
          </table:table-cell>
          <table:table-cell office:value="0" office:value-type="float" table:formula="of:=SUM([.E70:.E80])" table:style-name="ce6">
            <text:p>0</text:p>
          </table:table-cell>
          <table:table-cell office:value="0" office:value-type="float" table:formula="of:=SUM([.F70:.F80])" table:style-name="ce6">
            <text:p>0</text:p>
          </table:table-cell>
          <table:table-cell office:value="0" office:value-type="float" table:formula="of:=SUM([.C81:.F81])" table:style-name="ce6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office:value-type="string" table:style-name="ce2">
            <text:p>Escala 5</text:p>
          </table:table-cell>
          <table:table-cell office:value-type="string">
            <text:p>Expresión emocional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Muy bien</text:p>
          </table:table-cell>
          <table:table-cell office:value-type="string" table:style-name="ce7">
            <text:p>Moderadamente bien</text:p>
          </table:table-cell>
          <table:table-cell office:value-type="string" table:style-name="ce7">
            <text:p>Un poco</text:p>
          </table:table-cell>
          <table:table-cell office:value-type="string" table:style-name="ce7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es hago saber a los demás cuándo están haciendo un buen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xpreso mis emociones aún cuando sean negativ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es hago saber a los demás lo que quiero y lo que necesito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s amigos íntimos dirían que yo expreso mi aprecio por ello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guado mis sentimientos para mí sol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es hago saber a los demás cuando sentimiento desagradables intervienen en la manera como tabajamo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uesta trabajo pedir ayuda cuando la necesit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l tratar con los demás puedo percibir como se sienten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aría cualquier cosa por no parecer tonto ante mis compañeros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86:.C94])" table:style-name="ce6">
            <text:p>0</text:p>
          </table:table-cell>
          <table:table-cell office:value="0" office:value-type="float" table:formula="of:=SUM([.D86:.D94])" table:style-name="ce6">
            <text:p>0</text:p>
          </table:table-cell>
          <table:table-cell office:value="0" office:value-type="float" table:formula="of:=SUM([.E86:.E94])" table:style-name="ce6">
            <text:p>0</text:p>
          </table:table-cell>
          <table:table-cell office:value="0" office:value-type="float" table:formula="of:=SUM([.F86:.F94])" table:style-name="ce6">
            <text:p>0</text:p>
          </table:table-cell>
          <table:table-cell office:value="0" office:value-type="float" table:formula="of:=SUM([.C95:.F95])" table:style-name="ce6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office:value-type="string" table:style-name="ce2">
            <text:p>Escala 6</text:p>
          </table:table-cell>
          <table:table-cell office:value-type="string">
            <text:p>Conciencia emocional de otros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Muy bien</text:p>
          </table:table-cell>
          <table:table-cell office:value-type="string" table:style-name="ce7">
            <text:p>Moderadamente bien</text:p>
          </table:table-cell>
          <table:table-cell office:value-type="string" table:style-name="ce7">
            <text:p>Un poco</text:p>
          </table:table-cell>
          <table:table-cell office:value-type="string" table:style-name="ce7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reconocer las emociones de otros mirandolos a los ojo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uesta trabajo hablar con personas que no comparten mis puntos de vist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oncentro de las cualidades positivas de los demá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ara vez siento ganas de reñir a otr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enso cómo se sentirán los demás antes de expresar mi opinió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 cualquiera que hablo siempre lo escucho con atenció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presentir el ánimo de un grupo cuando entro en un saló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Yo puedo hacer que personas que acabo de conocer hablen de si mism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"leer entre líneas " cuando alguien está habland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eneralmente sé como piensan los demás sobre mí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presentir los sentimientos de una persona aunque no lo exprese con palabra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ambio mi expresión emocional según la persona con quien esté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cuando un amigo está preocupado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100:.C112])" table:style-name="ce6">
            <text:p>0</text:p>
          </table:table-cell>
          <table:table-cell office:value="0" office:value-type="float" table:formula="of:=SUM([.D100:.D112])" table:style-name="ce6">
            <text:p>0</text:p>
          </table:table-cell>
          <table:table-cell office:value="0" office:value-type="float" table:formula="of:=SUM([.E100:.E112])" table:style-name="ce6">
            <text:p>0</text:p>
          </table:table-cell>
          <table:table-cell office:value="0" office:value-type="float" table:formula="of:=SUM([.F100:.F112])" table:style-name="ce6">
            <text:p>0</text:p>
          </table:table-cell>
          <table:table-cell office:value="0" office:value-type="float" table:formula="of:=SUM([.C113:.F113])" table:style-name="ce6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8">
          <table:table-cell office:value-type="string" table:style-name="ce1">
            <text:p>Sección 3:</text:p>
          </table:table-cell>
          <table:table-cell office:value-type="string" table:style-name="ce4">
            <text:p>Competencias de CE</text:p>
          </table:table-cell>
          <table:table-cell table:number-columns-repeated="4" table:style-name="ce4"/>
          <table:table-cell table:number-columns-repeated="8"/>
        </table:table-row>
        <table:table-row table:style-name="ro2">
          <table:table-cell office:value-type="string" table:style-name="ce2">
            <text:p>Escala 7</text:p>
          </table:table-cell>
          <table:table-cell office:value-type="string">
            <text:p>Intención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Muy bien</text:p>
          </table:table-cell>
          <table:table-cell office:value-type="string" table:style-name="ce7">
            <text:p>Moderadamente bien</text:p>
          </table:table-cell>
          <table:table-cell office:value-type="string" table:style-name="ce7">
            <text:p>Un poco</text:p>
          </table:table-cell>
          <table:table-cell office:value-type="string" table:style-name="ce7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excluir toda distracción cuando tengo que concentrarme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eneralmente termino lo que comienz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decir que no cuando es necesar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recompenzarme a mí mismo después de alcanzar una met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hacer a un lado las recompenzas a corto plazo a cambio de una meta a largo plaz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concentrarme completamente en una tarea cuando es necesari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ago cosas que después me arrepient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cepto la responsabilidad de manejar mis emocion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me veo con un preblema me gusta despacharlo lo más pronto posible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enso qué es lo que quiero antes de actuar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aplazar mi satisfacción personal a cambio de una meta más grande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estoy de mal humor puedo superarlo hablando 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da rabia cuando me critican 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sé cuál es el origen en mi emfado en muchas situaciones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119:.C132])" table:style-name="ce6">
            <text:p>0</text:p>
          </table:table-cell>
          <table:table-cell office:value="0" office:value-type="float" table:formula="of:=SUM([.D119:.D132])" table:style-name="ce6">
            <text:p>0</text:p>
          </table:table-cell>
          <table:table-cell office:value="0" office:value-type="float" table:formula="of:=SUM([.E119:.E132])" table:style-name="ce6">
            <text:p>0</text:p>
          </table:table-cell>
          <table:table-cell office:value="0" office:value-type="float" table:formula="of:=SUM([.F119:.F132])" table:style-name="ce6">
            <text:p>0</text:p>
          </table:table-cell>
          <table:table-cell office:value="0" office:value-type="float" table:formula="of:=SUM([.C133:.F133])" table:style-name="ce6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office:value-type="string" table:style-name="ce2">
            <text:p>Escala 8</text:p>
          </table:table-cell>
          <table:table-cell office:value-type="string">
            <text:p>Creatividad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Muy bien</text:p>
          </table:table-cell>
          <table:table-cell office:value-type="string" table:style-name="ce7">
            <text:p>Moderadamente bien</text:p>
          </table:table-cell>
          <table:table-cell office:value-type="string" table:style-name="ce7">
            <text:p>Un poco</text:p>
          </table:table-cell>
          <table:table-cell office:value-type="string" table:style-name="ce7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e recomendado proyectos novedosos a mi compañía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articipo en compartir información e ide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eño con el futuro para ayduarme a pensar hacia dónde voy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s mejores ideas me vienen cuando no estoy pensando en ell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ideas brillantes que me han venido de pronto y ya completamente formad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un buen sentido de cuándo las ideas tendrán éxito o fracasará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fascinan los conceptos nuevos e inusual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e implementado proyectos novedosos en mi compañí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entusiasman las ideas y soluciones nuev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desempeño bien haciendo tormentas de ideas para generar opciones sobre un problema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138:.C147])" table:style-name="ce6">
            <text:p>0</text:p>
          </table:table-cell>
          <table:table-cell office:value="0" office:value-type="float" table:formula="of:=SUM([.D138:.D147])" table:style-name="ce6">
            <text:p>0</text:p>
          </table:table-cell>
          <table:table-cell office:value="0" office:value-type="float" table:formula="of:=SUM([.E138:.E147])" table:style-name="ce6">
            <text:p>0</text:p>
          </table:table-cell>
          <table:table-cell office:value="0" office:value-type="float" table:formula="of:=SUM([.F138:.F147])" table:style-name="ce6">
            <text:p>0</text:p>
          </table:table-cell>
          <table:table-cell office:value="0" office:value-type="float" table:formula="of:=SUM([.C148:.F148])" table:style-name="ce6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office:value-type="string" table:style-name="ce2">
            <text:p>Escala 9</text:p>
          </table:table-cell>
          <table:table-cell office:value-type="string">
            <text:p>Elasticidad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Muy bien</text:p>
          </table:table-cell>
          <table:table-cell office:value-type="string" table:style-name="ce7">
            <text:p>Moderadamente bien</text:p>
          </table:table-cell>
          <table:table-cell office:value-type="string" table:style-name="ce7">
            <text:p>Un poco</text:p>
          </table:table-cell>
          <table:table-cell office:value-type="string" table:style-name="ce7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reacionar depués de haberme sentido desilucionad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realizar lo que necesito si me dedico a ell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Obstáculos o problemas en mi vida han producido cambios inesperados para mejorar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cuento fácil esperar con paciencia cuando es mecesar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iempre hay más de una respuesta correct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cómo dar satisfacción a todas las partes de mí mism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me gusta dejar para mañana lo que se pueda hacer hoy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mo ensayar otra vez una cosa que ya me ha fallado ant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enso que hay problemas por los cuales no vale la pena preocuparse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Yo me despreocupo cuando la tensión aument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ver al aspecto humorístico de las situacion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 menudo dejo una cosa a un lado por un tiempo para obtener una nueva perspectiv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encuentro un problema me consentro en qué se puede hacer para resolverlo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153:.C165])" table:style-name="ce6">
            <text:p>0</text:p>
          </table:table-cell>
          <table:table-cell office:value="0" office:value-type="float" table:formula="of:=SUM([.D153:.D165])" table:style-name="ce6">
            <text:p>0</text:p>
          </table:table-cell>
          <table:table-cell office:value="0" office:value-type="float" table:formula="of:=SUM([.E153:.E165])" table:style-name="ce6">
            <text:p>0</text:p>
          </table:table-cell>
          <table:table-cell office:value="0" office:value-type="float" table:formula="of:=SUM([.F153:.F165])" table:style-name="ce6">
            <text:p>0</text:p>
          </table:table-cell>
          <table:table-cell office:value="0" office:value-type="float" table:formula="of:=SUM([.C166:.F166])" table:style-name="ce6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office:value-type="string" table:style-name="ce2">
            <text:p>Escala 10</text:p>
          </table:table-cell>
          <table:table-cell office:value-type="string">
            <text:p>Conexiones interpersonales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Muy bien</text:p>
          </table:table-cell>
          <table:table-cell office:value-type="string" table:style-name="ce7">
            <text:p>Moderadamente bien</text:p>
          </table:table-cell>
          <table:table-cell office:value-type="string" table:style-name="ce7">
            <text:p>Un poco</text:p>
          </table:table-cell>
          <table:table-cell office:value-type="string" table:style-name="ce7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lamentarme cuando pierdo algo que es muy importante para mi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siento incómodo cuando alguien se acerca demasiado a mí emocionalmente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varios amigos con quienes puedo contar en caso de dificultad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estro indicador1 amor y afecto a mis amig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tengo un poblema, sé a quién acudir o qué hacer para ayudar a resolverl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s creencias y valores guían mi conducta diari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 familia está siempre conmigo cuando la necesit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udo de que mis colegas realmente me aprecien como person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uesta trabajo hacer amistade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ara vez lloro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171:.C180])" table:style-name="ce6">
            <text:p>0</text:p>
          </table:table-cell>
          <table:table-cell office:value="0" office:value-type="float" table:formula="of:=SUM([.D171:.D180])" table:style-name="ce6">
            <text:p>0</text:p>
          </table:table-cell>
          <table:table-cell office:value="0" office:value-type="float" table:formula="of:=SUM([.E171:.E180])" table:style-name="ce6">
            <text:p>0</text:p>
          </table:table-cell>
          <table:table-cell office:value="0" office:value-type="float" table:formula="of:=SUM([.F171:.F180])" table:style-name="ce6">
            <text:p>0</text:p>
          </table:table-cell>
          <table:table-cell office:value="0" office:value-type="float" table:formula="of:=SUM([.C181:.F181])" table:style-name="ce6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office:value-type="string" table:style-name="ce2">
            <text:p>Escala 11</text:p>
          </table:table-cell>
          <table:table-cell office:value-type="string">
            <text:p>Descontento constructivo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Muy bien</text:p>
          </table:table-cell>
          <table:table-cell office:value-type="string" table:style-name="ce7">
            <text:p>Moderadamente bien</text:p>
          </table:table-cell>
          <table:table-cell office:value-type="string" table:style-name="ce7">
            <text:p>Un poco</text:p>
          </table:table-cell>
          <table:table-cell office:value-type="string" table:style-name="ce7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contradecir con eficacia para producir un cambi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expresaría mis sentimientos si creyera que con ello causaría un desacuerd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 el fondo, yo sólo puedo confiar en mí mismo para hacer las cos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ermanezo en calma aun en situaciones en que los demás se irritan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s mejor no alborotar problemas si se pueden evitar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uesta trabajo obtener consenso de mi equipo de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do retroinformación a mis colegas sobre mi rendimient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habilidad para organizar y motivar grupos de person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gusta hacer frente a los problemas en el trabajo y resolverl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scucho la crítica con mente abierta y la acepto cuando es just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jo que las cosas crezcan hasta el punto crítico antes de hablar de ell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nado hago un comentario crítico, me concentro en la conducta y no en la person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vito las disputas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186:.C198])" table:style-name="ce6">
            <text:p>0</text:p>
          </table:table-cell>
          <table:table-cell office:value="0" office:value-type="float" table:formula="of:=SUM([.D186:.D198])" table:style-name="ce6">
            <text:p>0</text:p>
          </table:table-cell>
          <table:table-cell office:value="0" office:value-type="float" table:formula="of:=SUM([.E186:.E198])" table:style-name="ce6">
            <text:p>0</text:p>
          </table:table-cell>
          <table:table-cell office:value="0" office:value-type="float" table:formula="of:=SUM([.F186:.F198])" table:style-name="ce6">
            <text:p>0</text:p>
          </table:table-cell>
          <table:table-cell office:value="0" office:value-type="float" table:formula="of:=SUM([.C199:.F199])" table:style-name="ce6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9">
          <table:table-cell office:value-type="string" table:style-name="ce1">
            <text:p>Sección 4:</text:p>
          </table:table-cell>
          <table:table-cell office:value-type="string" table:style-name="ce4">
            <text:p>Valores de CE y Creencias</text:p>
          </table:table-cell>
          <table:table-cell table:number-columns-repeated="4" table:style-name="ce4"/>
          <table:table-cell table:number-columns-repeated="8"/>
        </table:table-row>
        <table:table-row table:style-name="ro2">
          <table:table-cell office:value-type="string" table:style-name="ce2">
            <text:p>Escala 12</text:p>
          </table:table-cell>
          <table:table-cell office:value-type="string">
            <text:p>Compasión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Muy bien</text:p>
          </table:table-cell>
          <table:table-cell office:value-type="string" table:style-name="ce7">
            <text:p>Moderadamente bien</text:p>
          </table:table-cell>
          <table:table-cell office:value-type="string" table:style-name="ce7">
            <text:p>Un poco</text:p>
          </table:table-cell>
          <table:table-cell office:value-type="string" table:style-name="ce7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Yo puedo ver la mortificación de los demás, aunque no la mencione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leer las emociones de la gente por sus ademan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ctúo con ética en mi trato con los demá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vacilaría en hacer un esfuerzo extra por ayudar a una persona que esté en dificultad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en cuenta los sentimientos de los demás en mi trato con ell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puedo poner en el lugar de otra person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ay personas a quienes jamás perdon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perdonarme a mí mismo por no ser perfect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tengo éxito en algo, me parece que podía haberlo hecho mejor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yudo a los demás a quedar bien en situaciones difícile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stantemente me preocupo por mis deficiencia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vidio a los que tienen más que yo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205:.C216])" table:style-name="ce6">
            <text:p>0</text:p>
          </table:table-cell>
          <table:table-cell office:value="0" office:value-type="float" table:formula="of:=SUM([.D205:.D216])" table:style-name="ce6">
            <text:p>0</text:p>
          </table:table-cell>
          <table:table-cell office:value="0" office:value-type="float" table:formula="of:=SUM([.E205:.E216])" table:style-name="ce6">
            <text:p>0</text:p>
          </table:table-cell>
          <table:table-cell office:value="0" office:value-type="float" table:formula="of:=SUM([.F205:.F216])" table:style-name="ce6">
            <text:p>0</text:p>
          </table:table-cell>
          <table:table-cell office:value="0" office:value-type="float" table:formula="of:=SUM([.C217:.F217])" table:style-name="ce6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office:value-type="string" table:style-name="ce2">
            <text:p>Escala 13</text:p>
          </table:table-cell>
          <table:table-cell office:value-type="string">
            <text:p>Perspectiva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Muy bien</text:p>
          </table:table-cell>
          <table:table-cell office:value-type="string" table:style-name="ce7">
            <text:p>Moderadamente bien</text:p>
          </table:table-cell>
          <table:table-cell office:value-type="string" table:style-name="ce7">
            <text:p>Un poco</text:p>
          </table:table-cell>
          <table:table-cell office:value-type="string" table:style-name="ce7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eo el lado bueno de las cos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mo mi vid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que puedo encontrar soluciones a problemas difícil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reo que las cosas generalmente salen bien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tinuamente me he visto frustrado en la vida por la mala suerte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gusta ser el que soy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eo los retos como oportunidades para aprender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Bajo presión estoy seguro de que encontraré una solución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218:.C229])" table:style-name="ce6">
            <text:p>0</text:p>
          </table:table-cell>
          <table:table-cell office:value="0" office:value-type="float" table:formula="of:=SUM([.D218:.D229])" table:style-name="ce6">
            <text:p>0</text:p>
          </table:table-cell>
          <table:table-cell office:value="0" office:value-type="float" table:formula="of:=SUM([.E218:.E229])" table:style-name="ce6">
            <text:p>0</text:p>
          </table:table-cell>
          <table:table-cell office:value="0" office:value-type="float" table:formula="of:=SUM([.F218:.F229])" table:style-name="ce6">
            <text:p>0</text:p>
          </table:table-cell>
          <table:table-cell office:value="0" office:value-type="float" table:formula="of:=SUM([.C230:.F230])" table:style-name="ce6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office:value-type="string" table:style-name="ce2">
            <text:p>Escala 14</text:p>
          </table:table-cell>
          <table:table-cell office:value-type="string">
            <text:p>Intuición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Muy bien</text:p>
          </table:table-cell>
          <table:table-cell office:value-type="string" table:style-name="ce7">
            <text:p>Moderadamente bien</text:p>
          </table:table-cell>
          <table:table-cell office:value-type="string" table:style-name="ce7">
            <text:p>Un poco</text:p>
          </table:table-cell>
          <table:table-cell office:value-type="string" table:style-name="ce7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 veces tengo la solución correcta sin tener las razon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s corazoindicador4s suelen ser acertad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isualizo mis metas futur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ver el producto terminado o el cuadro antes de que estén complet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reo en mis sueños aun cuando otros no los vean ni los entienda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me veo ante una elección difícil, sigo mi corazó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esto atención cuando las cosas no me parecen del todo bien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Una vez que me he decidido, rara vez cambio de opinió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a gente dice que yo soy un visionar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alguien presenta una opinión distinta de la mía, me cuesta trabajo aceptarl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Uso mis reacciones intuitivas para tomar decisiones difíciles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235:.C245])" table:style-name="ce6">
            <text:p>0</text:p>
          </table:table-cell>
          <table:table-cell office:value="0" office:value-type="float" table:formula="of:=SUM([.D235:.D245])" table:style-name="ce6">
            <text:p>0</text:p>
          </table:table-cell>
          <table:table-cell office:value="0" office:value-type="float" table:formula="of:=SUM([.E235:.E245])" table:style-name="ce6">
            <text:p>0</text:p>
          </table:table-cell>
          <table:table-cell office:value="0" office:value-type="float" table:formula="of:=SUM([.F235:.F245])" table:style-name="ce6">
            <text:p>0</text:p>
          </table:table-cell>
          <table:table-cell office:value="0" office:value-type="float" table:formula="of:=SUM([.C246:.F246])" table:style-name="ce6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office:value-type="string" table:style-name="ce2">
            <text:p>Escala 15</text:p>
          </table:table-cell>
          <table:table-cell office:value-type="string">
            <text:p>Radio de confianza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Muy bien</text:p>
          </table:table-cell>
          <table:table-cell office:value-type="string" table:style-name="ce7">
            <text:p>Moderadamente bien</text:p>
          </table:table-cell>
          <table:table-cell office:value-type="string" table:style-name="ce7">
            <text:p>Un poco</text:p>
          </table:table-cell>
          <table:table-cell office:value-type="string" table:style-name="ce7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odos se aprovecharía de mí si yo los dejar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fío en los demás hasta que tenga razones para no confiar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indicador1 cuidado para decidirme a confiar en una person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speto a mis colega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as personas parecidas a mí en mi compañía han recibido más beneficios que yo v.gr., aumentos de sueldo, ascensos, oportunidades, recompensas, etc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as personas a quienes trato son dignas de confianz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arece que yo siempre salgo defraudad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y indicador3 en la vida es justo o equitativ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algo no funciona, yo trato de presentar un plan altern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conozco a una persona nueva, descubro muy indicador3 de información personal sobre mí mismo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251:.C260])" table:style-name="ce6">
            <text:p>0</text:p>
          </table:table-cell>
          <table:table-cell office:value="0" office:value-type="float" table:formula="of:=SUM([.D251:.D260])" table:style-name="ce6">
            <text:p>0</text:p>
          </table:table-cell>
          <table:table-cell office:value="0" office:value-type="float" table:formula="of:=SUM([.E251:.E260])" table:style-name="ce6">
            <text:p>0</text:p>
          </table:table-cell>
          <table:table-cell office:value="0" office:value-type="float" table:formula="of:=SUM([.F251:.F260])" table:style-name="ce6">
            <text:p>0</text:p>
          </table:table-cell>
          <table:table-cell office:value="0" office:value-type="float" table:formula="of:=SUM([.C261:.F261])" table:style-name="ce6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office:value-type="string" table:style-name="ce2">
            <text:p>Escala 16</text:p>
          </table:table-cell>
          <table:table-cell office:value-type="string">
            <text:p>Poder personal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Muy bien</text:p>
          </table:table-cell>
          <table:table-cell office:value-type="string" table:style-name="ce7">
            <text:p>Moderadamente bien</text:p>
          </table:table-cell>
          <table:table-cell office:value-type="string" table:style-name="ce7">
            <text:p>Un poco</text:p>
          </table:table-cell>
          <table:table-cell office:value-type="string" table:style-name="ce7">
            <text:p>Nada bien</text:p>
          </table:table-cell>
          <table:table-cell table:number-columns-repeated="8"/>
        </table:table-row>
        <table:table-row table:style-name="ro2">
          <table:table-cell office:value="187" office:value-type="float" table:style-name="ce3">
            <text:p>187</text:p>
          </table:table-cell>
          <table:table-cell office:value-type="string">
            <text:p>Yo puedo lograr que las cosas se hagan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188" office:value-type="float" table:style-name="ce3">
            <text:p>188</text:p>
          </table:table-cell>
          <table:table-cell office:value-type="string">
            <text:p>La suerte hace un papel muy importante en mi vid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189" office:value-type="float" table:style-name="ce3">
            <text:p>189</text:p>
          </table:table-cell>
          <table:table-cell office:value-type="string">
            <text:p>Encuentro inútil luchar con la jerarquía establecida en mi compañí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190" office:value-type="float" table:style-name="ce3">
            <text:p>190</text:p>
          </table:table-cell>
          <table:table-cell office:value-type="string">
            <text:p>Las circunstancias están fuera de mi control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191" office:value-type="float" table:style-name="ce3">
            <text:p>191</text:p>
          </table:table-cell>
          <table:table-cell office:value-type="string">
            <text:p>Necesito reconomiento de los demás para que mi trabajo valga la pen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 office:value="192" office:value-type="float" table:style-name="ce3">
            <text:p>192</text:p>
          </table:table-cell>
          <table:table-cell office:value-type="string">
            <text:p>Es fácil que los demás gusten de mí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193" office:value-type="float" table:style-name="ce3">
            <text:p>193</text:p>
          </table:table-cell>
          <table:table-cell office:value-type="string">
            <text:p>Me cuesta indicador1 trabajo aceptar cumplid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 office:value="194" office:value-type="float" table:style-name="ce3">
            <text:p>194</text:p>
          </table:table-cell>
          <table:table-cell office:value-type="string">
            <text:p>Tengo la habilidad de conseguir lo que quier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 office:value="195" office:value-type="float" table:style-name="ce3">
            <text:p>195</text:p>
          </table:table-cell>
          <table:table-cell office:value-type="string">
            <text:p>Siento que controlo mi vid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196" office:value-type="float" table:style-name="ce3">
            <text:p>196</text:p>
          </table:table-cell>
          <table:table-cell office:value-type="string">
            <text:p>Si reflexiono sobre mi vida, podría sentir que básicamente no soy feliz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197" office:value-type="float" table:style-name="ce3">
            <text:p>197</text:p>
          </table:table-cell>
          <table:table-cell office:value-type="string">
            <text:p>Me siento asustado y creo que no tengo control de las cosas cuando éstas cambian rápidamente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 office:value="198" office:value-type="float" table:style-name="ce3">
            <text:p>198</text:p>
          </table:table-cell>
          <table:table-cell office:value-type="string">
            <text:p>Me gusta encargarme de una cos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 office:value="199" office:value-type="float" table:style-name="ce3">
            <text:p>199</text:p>
          </table:table-cell>
          <table:table-cell office:value-type="string">
            <text:p>Yo sé lo que quiero y lo busco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266:.C278])" table:style-name="ce6">
            <text:p>0</text:p>
          </table:table-cell>
          <table:table-cell office:value="0" office:value-type="float" table:formula="of:=SUM([.D266:.D278])" table:style-name="ce6">
            <text:p>0</text:p>
          </table:table-cell>
          <table:table-cell office:value="0" office:value-type="float" table:formula="of:=SUM([.E266:.E278])" table:style-name="ce6">
            <text:p>0</text:p>
          </table:table-cell>
          <table:table-cell office:value="0" office:value-type="float" table:formula="of:=SUM([.F266:.F278])" table:style-name="ce6">
            <text:p>0</text:p>
          </table:table-cell>
          <table:table-cell office:value="0" office:value-type="float" table:formula="of:=SUM([.C279:.F279])" table:style-name="ce6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office:value-type="string" table:style-name="ce2">
            <text:p>Escala 17</text:p>
          </table:table-cell>
          <table:table-cell office:value-type="string">
            <text:p>Integridad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Muy bien</text:p>
          </table:table-cell>
          <table:table-cell office:value-type="string" table:style-name="ce7">
            <text:p>Moderadamente bien</text:p>
          </table:table-cell>
          <table:table-cell office:value-type="string" table:style-name="ce7">
            <text:p>Un poco</text:p>
          </table:table-cell>
          <table:table-cell office:value-type="string" table:style-name="ce7">
            <text:p>Nada bien</text:p>
          </table:table-cell>
          <table:table-cell table:number-columns-repeated="8"/>
        </table:table-row>
        <table:table-row table:style-name="ro2">
          <table:table-cell office:value="201" office:value-type="float" table:style-name="ce3">
            <text:p>201</text:p>
          </table:table-cell>
          <table:table-cell office:value-type="string">
            <text:p>Cuando cometo un error estoy dispuesto a reconocerl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02" office:value-type="float" table:style-name="ce3">
            <text:p>202</text:p>
          </table:table-cell>
          <table:table-cell office:value-type="string">
            <text:p>Siento que estoy engañando a los demá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 office:value="203" office:value-type="float" table:style-name="ce3">
            <text:p>203</text:p>
          </table:table-cell>
          <table:table-cell office:value-type="string">
            <text:p>Si no me apasionara mi trabajo, cambiaría de ofic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 office:value="204" office:value-type="float" table:style-name="ce3">
            <text:p>204</text:p>
          </table:table-cell>
          <table:table-cell office:value-type="string">
            <text:p>Mi oficio es una extensión de mi sistema personal de valor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 office:value="205" office:value-type="float" table:style-name="ce3">
            <text:p>205</text:p>
          </table:table-cell>
          <table:table-cell office:value-type="string">
            <text:p>Jamás digo una mentir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06" office:value-type="float" table:style-name="ce3">
            <text:p>206</text:p>
          </table:table-cell>
          <table:table-cell office:value-type="string">
            <text:p>Encuentro que me dejo llevar por una situación aun cuando no esté de acuerdo con ell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07" office:value-type="float" table:style-name="ce3">
            <text:p>207</text:p>
          </table:table-cell>
          <table:table-cell office:value-type="string">
            <text:p>Exagero mis habilidades para poder avanzar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2">
          <table:table-cell office:value="208" office:value-type="float" table:style-name="ce3">
            <text:p>208</text:p>
          </table:table-cell>
          <table:table-cell office:value-type="string">
            <text:p>Digo la verdad aun cuando sea difícil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09" office:value-type="float" table:style-name="ce3">
            <text:p>209</text:p>
          </table:table-cell>
          <table:table-cell office:value-type="string">
            <text:p>He hecho en mi oficio cosas contrarias a mis principios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table:style-name="ce6">
            <text:p>Total</text:p>
          </table:table-cell>
          <table:table-cell office:value="0" office:value-type="float" table:formula="of:=SUM([.C284:.C292])" table:style-name="ce6">
            <text:p>0</text:p>
          </table:table-cell>
          <table:table-cell office:value="0" office:value-type="float" table:formula="of:=SUM([.D284:.D292])" table:style-name="ce6">
            <text:p>0</text:p>
          </table:table-cell>
          <table:table-cell office:value="0" office:value-type="float" table:formula="of:=SUM([.E284:.E292])" table:style-name="ce6">
            <text:p>0</text:p>
          </table:table-cell>
          <table:table-cell office:value="0" office:value-type="float" table:formula="of:=SUM([.F284:.F292])" table:style-name="ce6">
            <text:p>0</text:p>
          </table:table-cell>
          <table:table-cell office:value="0" office:value-type="float" table:formula="of:=SUM([.C293:.F293])" table:style-name="ce6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office:value-type="string" table:style-name="ce2">
            <text:p>Escala 18</text:p>
          </table:table-cell>
          <table:table-cell office:value-type="string">
            <text:p>Salud general</text:p>
          </table:table-cell>
          <table:table-cell table:number-columns-repeated="12"/>
        </table:table-row>
        <table:table-row table:style-name="ro6">
          <table:table-cell/>
          <table:table-cell office:value-type="string" table:style-name="ce5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office:value-type="string" table:style-name="ce6">
            <text:p>Items</text:p>
          </table:table-cell>
          <table:table-cell office:value-type="string" table:style-name="ce7">
            <text:p>Nunca</text:p>
          </table:table-cell>
          <table:table-cell office:value-type="string" table:style-name="ce7">
            <text:p>1 ó 2 veces al mes</text:p>
          </table:table-cell>
          <table:table-cell office:value-type="string" table:style-name="ce7">
            <text:p>Todas las semanas</text:p>
          </table:table-cell>
          <table:table-cell office:value-type="string" table:style-name="ce7">
            <text:p>Casi todos los dias</text:p>
          </table:table-cell>
          <table:table-cell table:number-columns-repeated="8"/>
        </table:table-row>
        <table:table-row table:style-name="ro2">
          <table:table-cell office:value="210" office:value-type="float" table:style-name="ce3">
            <text:p>210</text:p>
          </table:table-cell>
          <table:table-cell office:value-type="string">
            <text:p>Dolor de espald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11" office:value-type="float" table:style-name="ce3">
            <text:p>211</text:p>
          </table:table-cell>
          <table:table-cell office:value-type="string">
            <text:p>Poblemas de peso (pérdida o exceso de peso)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12" office:value-type="float" table:style-name="ce3">
            <text:p>212</text:p>
          </table:table-cell>
          <table:table-cell office:value-type="string">
            <text:p>Dolores de cabez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13" office:value-type="float" table:style-name="ce3">
            <text:p>213</text:p>
          </table:table-cell>
          <table:table-cell office:value-type="string">
            <text:p>Jaqueca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14" office:value-type="float" table:style-name="ce3">
            <text:p>214</text:p>
          </table:table-cell>
          <table:table-cell office:value-type="string">
            <text:p>Catarros o problemas respiratorio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15" office:value-type="float" table:style-name="ce3">
            <text:p>215</text:p>
          </table:table-cell>
          <table:table-cell office:value-type="string">
            <text:p>Porblemas del estómago (gases frecuentes, síndrome de irritabilidad intestinal, o úlceras)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16" office:value-type="float" table:style-name="ce3">
            <text:p>216</text:p>
          </table:table-cell>
          <table:table-cell office:value-type="string">
            <text:p>Dolor de pech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17" office:value-type="float" table:style-name="ce3">
            <text:p>217</text:p>
          </table:table-cell>
          <table:table-cell office:value-type="string">
            <text:p>Dolores inexplicable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18" office:value-type="float" table:style-name="ce3">
            <text:p>218</text:p>
          </table:table-cell>
          <table:table-cell office:value-type="string">
            <text:p>Otros dolores crónicos no anotados en la lista anterior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19" office:value-type="float" table:style-name="ce3">
            <text:p>219</text:p>
          </table:table-cell>
          <table:table-cell office:value-type="string">
            <text:p>Alimentación (pérdida del apetito, como con exceso, no tengo tiempo de comer)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20" office:value-type="float" table:style-name="ce3">
            <text:p>220</text:p>
          </table:table-cell>
          <table:table-cell office:value-type="string">
            <text:p>Fum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21" office:value-type="float" table:style-name="ce3">
            <text:p>221</text:p>
          </table:table-cell>
          <table:table-cell office:value-type="string">
            <text:p>Tomo calmante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22" office:value-type="float" table:style-name="ce3">
            <text:p>222</text:p>
          </table:table-cell>
          <table:table-cell office:value-type="string">
            <text:p>Tomo aspirina u otros analgésico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23" office:value-type="float" table:style-name="ce3">
            <text:p>223</text:p>
          </table:table-cell>
          <table:table-cell office:value-type="string">
            <text:p>Tomo otras droga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24" office:value-type="float" table:style-name="ce3">
            <text:p>224</text:p>
          </table:table-cell>
          <table:table-cell office:value-type="string">
            <text:p>Huyo de las relaciones estrecha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25" office:value-type="float" table:style-name="ce3">
            <text:p>225</text:p>
          </table:table-cell>
          <table:table-cell office:value-type="string">
            <text:p>Critico, culpo o ridiculizo a los demá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26" office:value-type="float" table:style-name="ce3">
            <text:p>226</text:p>
          </table:table-cell>
          <table:table-cell office:value-type="string">
            <text:p>Me siento víctima, o que se aprovechan de mí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27" office:value-type="float" table:style-name="ce3">
            <text:p>227</text:p>
          </table:table-cell>
          <table:table-cell office:value-type="string">
            <text:p>Veo TV más de dos horas al dí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28" office:value-type="float" table:style-name="ce3">
            <text:p>228</text:p>
          </table:table-cell>
          <table:table-cell office:value-type="string">
            <text:p>Practico juegos de video o computador, o uso la internet (más de dos horas al día)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29" office:value-type="float" table:style-name="ce3">
            <text:p>229</text:p>
          </table:table-cell>
          <table:table-cell office:value-type="string">
            <text:p>Me fastidian las personas con quienes me encuentr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30" office:value-type="float" table:style-name="ce3">
            <text:p>230</text:p>
          </table:table-cell>
          <table:table-cell office:value-type="string">
            <text:p>Accidentes o herida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31" office:value-type="float" table:style-name="ce3">
            <text:p>231</text:p>
          </table:table-cell>
          <table:table-cell office:value-type="string">
            <text:p>Me cuesta trabajo concentrarme 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32" office:value-type="float" table:style-name="ce3">
            <text:p>232</text:p>
          </table:table-cell>
          <table:table-cell office:value-type="string">
            <text:p>Me abruma el trabaj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33" office:value-type="float" table:style-name="ce3">
            <text:p>233</text:p>
          </table:table-cell>
          <table:table-cell office:value-type="string">
            <text:p>Me distraigo fácimente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34" office:value-type="float" table:style-name="ce3">
            <text:p>234</text:p>
          </table:table-cell>
          <table:table-cell office:value-type="string">
            <text:p>No puedo quitarme una cosa de la cabeza y estoy siempre preocupad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35" office:value-type="float" table:style-name="ce3">
            <text:p>235</text:p>
          </table:table-cell>
          <table:table-cell office:value-type="string">
            <text:p>Me siento deprimido, desaletado o sin esperanz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36" office:value-type="float" table:style-name="ce3">
            <text:p>236</text:p>
          </table:table-cell>
          <table:table-cell office:value-type="string">
            <text:p>Me siento solo 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37" office:value-type="float" table:style-name="ce3">
            <text:p>237</text:p>
          </table:table-cell>
          <table:table-cell office:value-type="string">
            <text:p>Pierdo la memori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38" office:value-type="float" table:style-name="ce3">
            <text:p>238</text:p>
          </table:table-cell>
          <table:table-cell office:value-type="string">
            <text:p>Me siento fatigado o abrumad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39" office:value-type="float" table:style-name="ce3">
            <text:p>239</text:p>
          </table:table-cell>
          <table:table-cell office:value-type="string">
            <text:p>Me cuesta trabajo resolverme o tomar decisione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2">
          <table:table-cell office:value="240" office:value-type="float" table:style-name="ce3">
            <text:p>240</text:p>
          </table:table-cell>
          <table:table-cell office:value-type="string">
            <text:p>Me cuesta trabajo empezar o tranquilizarme</text:p>
          </table:table-cell>
          <table:table-cell office:value="0" office:value-type="float" table:number-columns-repeated="4">
            <text:p>0</text:p>
          </table:table-cell>
          <table:table-cell table:number-columns-repeated="8"/>
        </table:table-row>
      </table:table>
      <table:table table:name="resumen" table:style-name="ta1">
        <table:table-column table:default-cell-style-name="Default" table:style-name="co5"/>
        <table:table-column table:default-cell-style-name="Default" table:number-columns-repeated="21" table:style-name="co6"/>
        <table:table-row table:style-name="ro2">
          <table:table-cell office:value-type="string">
            <text:p>Cuadro de CE</text:p>
          </table:table-cell>
          <table:table-cell table:number-columns-repeated="21"/>
        </table:table-row>
        <table:table-row table:style-name="ro10">
          <table:table-cell/>
          <table:table-cell office:value-type="string" table:style-name="ce9">
            <text:p>Sucesos de la vida</text:p>
          </table:table-cell>
          <table:table-cell office:value-type="string" table:style-name="ce9">
            <text:p>Presiones del trabajo</text:p>
          </table:table-cell>
          <table:table-cell office:value-type="string" table:style-name="ce9">
            <text:p>Presiones personales</text:p>
          </table:table-cell>
          <table:table-cell office:value-type="string" table:style-name="ce9">
            <text:p>Conciencia emocional de sí mismo</text:p>
          </table:table-cell>
          <table:table-cell office:value-type="string" table:style-name="ce9">
            <text:p>Expresión emocional</text:p>
          </table:table-cell>
          <table:table-cell office:value-type="string" table:style-name="ce9">
            <text:p>Conciencia emocional de otros</text:p>
          </table:table-cell>
          <table:table-cell office:value-type="string" table:style-name="ce9">
            <text:p>Intención</text:p>
          </table:table-cell>
          <table:table-cell office:value-type="string" table:style-name="ce9">
            <text:p>Creatividad</text:p>
          </table:table-cell>
          <table:table-cell office:value-type="string" table:style-name="ce9">
            <text:p>Elasticidad</text:p>
          </table:table-cell>
          <table:table-cell office:value-type="string" table:style-name="ce9">
            <text:p>Conexiones interpersonales</text:p>
          </table:table-cell>
          <table:table-cell office:value-type="string" table:style-name="ce9">
            <text:p>Descontento constructivo</text:p>
          </table:table-cell>
          <table:table-cell office:value-type="string" table:style-name="ce9">
            <text:p>Compasión</text:p>
          </table:table-cell>
          <table:table-cell office:value-type="string" table:style-name="ce9">
            <text:p>Perspectiva</text:p>
          </table:table-cell>
          <table:table-cell office:value-type="string" table:style-name="ce9">
            <text:p>Intuición</text:p>
          </table:table-cell>
          <table:table-cell office:value-type="string" table:style-name="ce9">
            <text:p>Radio de confianza</text:p>
          </table:table-cell>
          <table:table-cell office:value-type="string" table:style-name="ce9">
            <text:p>Poder personal</text:p>
          </table:table-cell>
          <table:table-cell office:value-type="string" table:style-name="ce9">
            <text:p>Integridad</text:p>
          </table:table-cell>
          <table:table-cell office:value-type="string" table:style-name="ce9">
            <text:p>Salud general</text:p>
          </table:table-cell>
          <table:table-cell office:value-type="string" table:style-name="ce9">
            <text:p>Calidad de vida</text:p>
          </table:table-cell>
          <table:table-cell office:value-type="string" table:style-name="ce9">
            <text:p>Conciente de relaciones</text:p>
          </table:table-cell>
          <table:table-cell office:value-type="string" table:style-name="ce9">
            <text:p>Óptimo rendimiento</text:p>
          </table:table-cell>
        </table:table-row>
        <table:table-row table:style-name="ro2">
          <table:table-cell office:value-type="string" table:style-name="ce8">
            <text:p>Puntaje</text:p>
          </table:table-cell>
          <table:table-cell office:value="1" office:value-type="float" table:style-name="ce8">
            <text:p>1</text:p>
          </table:table-cell>
          <table:table-cell office:value="2" office:value-type="float" table:style-name="ce8">
            <text:p>2</text:p>
          </table:table-cell>
          <table:table-cell office:value="3" office:value-type="float" table:style-name="ce8">
            <text:p>3</text:p>
          </table:table-cell>
          <table:table-cell office:value="4" office:value-type="float" table:style-name="ce8">
            <text:p>4</text:p>
          </table:table-cell>
          <table:table-cell office:value="5" office:value-type="float" table:style-name="ce8">
            <text:p>5</text:p>
          </table:table-cell>
          <table:table-cell office:value="6" office:value-type="float" table:style-name="ce8">
            <text:p>6</text:p>
          </table:table-cell>
          <table:table-cell office:value="7" office:value-type="float" table:style-name="ce8">
            <text:p>7</text:p>
          </table:table-cell>
          <table:table-cell office:value="8" office:value-type="float" table:style-name="ce8">
            <text:p>8</text:p>
          </table:table-cell>
          <table:table-cell office:value="9" office:value-type="float" table:style-name="ce8">
            <text:p>9</text:p>
          </table:table-cell>
          <table:table-cell office:value="10" office:value-type="float" table:style-name="ce8">
            <text:p>10</text:p>
          </table:table-cell>
          <table:table-cell office:value="11" office:value-type="float" table:style-name="ce8">
            <text:p>11</text:p>
          </table:table-cell>
          <table:table-cell office:value="12" office:value-type="float" table:style-name="ce8">
            <text:p>12</text:p>
          </table:table-cell>
          <table:table-cell office:value="13" office:value-type="float" table:style-name="ce8">
            <text:p>13</text:p>
          </table:table-cell>
          <table:table-cell office:value="14" office:value-type="float" table:style-name="ce8">
            <text:p>14</text:p>
          </table:table-cell>
          <table:table-cell office:value="15" office:value-type="float" table:style-name="ce8">
            <text:p>15</text:p>
          </table:table-cell>
          <table:table-cell office:value="16" office:value-type="float" table:style-name="ce8">
            <text:p>16</text:p>
          </table:table-cell>
          <table:table-cell office:value="17" office:value-type="float" table:style-name="ce8">
            <text:p>17</text:p>
          </table:table-cell>
          <table:table-cell office:value="18" office:value-type="float" table:style-name="ce8">
            <text:p>18</text:p>
          </table:table-cell>
          <table:table-cell office:value="19" office:value-type="float" table:style-name="ce8">
            <text:p>19</text:p>
          </table:table-cell>
          <table:table-cell office:value="20" office:value-type="float" table:style-name="ce8">
            <text:p>20</text:p>
          </table:table-cell>
          <table:table-cell office:value="21" office:value-type="float" table:style-name="ce8">
            <text:p>21</text:p>
          </table:table-cell>
        </table:table-row>
        <table:table-row table:style-name="ro2">
          <table:table-cell office:value-type="string">
            <text:p>Óptimo</text:p>
          </table:table-cell>
          <table:table-cell table:number-columns-repeated="21"/>
        </table:table-row>
        <table:table-row table:style-name="ro2">
          <table:table-cell office:value-type="string">
            <text:p>Diestro</text:p>
          </table:table-cell>
          <table:table-cell table:number-columns-repeated="21"/>
        </table:table-row>
        <table:table-row table:style-name="ro5">
          <table:table-cell office:value-type="string">
            <text:p>Vulnerable</text:p>
          </table:table-cell>
          <table:table-cell table:number-columns-repeated="21"/>
        </table:table-row>
        <table:table-row table:style-name="ro2">
          <table:table-cell office:value-type="string">
            <text:p>Cautela</text:p>
          </table:table-cell>
          <table:table-cell table:number-columns-repeated="21"/>
        </table:table-row>
        <table:table-row table:style-name="ro2">
          <table:table-cell office:value-type="string" table:style-name="ce8">
            <text:p>Zona de rendimiento</text:p>
          </table:table-cell>
          <table:table-cell office:value-type="string" table:number-columns-spanned="3" table:number-rows-spanned="1" table:style-name="ce10">
            <text:p>Ambiente actual</text:p>
          </table:table-cell>
          <table:covered-table-cell table:number-columns-repeated="2" table:style-name="ce8"/>
          <table:table-cell table:number-columns-repeated="18" table:style-name="ce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Lucida Sans" svg:font-family="'Lucida Sans'"/>
    <style:font-face style:font-family-generic="system" style:font-pitch="variable" style:name="Tahoma" svg:font-family="Tahoma"/>
    <style:font-face style:font-family-generic="system" style:font-pitch="variable" style:name="宋体" svg:font-family="宋体"/>
  </office:font-face-decls>
  <office:styles>
    <style:default-style style:family="table-cell">
      <style:paragraph-properties style:tab-stop-distance="0.5in"/>
      <style:text-properties fo:country="US" fo:language="en" style:country-asian="CN" style:country-complex="IN" style:font-name="Arial" style:font-name-asian="Arial Unicode MS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4P0" style:volatile="true">
      <number:currency-symbol number:country="US" number:language="en">$</number:currency-symbol>
      <number:number number:decimal-places="2" number:grouping="true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number:decimal-places="2" number:grouping="true" number:min-integer-digits="1"/>
      <style:map style:apply-style-name="N104P0" style:condition="value()&gt;=0"/>
    </number:currency-style>
    <style:style style:family="table-cell" style:name="Default">
      <style:text-properties style:font-name-asian="宋体" style:font-name-complex="Lucida Sans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4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0984in" fo:margin-left="0in" fo:margin-right="0in" fo:min-height="0.2957in"/>
      </style:header-style>
      <style:footer-style>
        <style:header-footer-properties fo:margin-left="0in" fo:margin-right="0in" fo:margin-top="0.0984in" fo:min-height="0.2957in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0984in" fo:margin-left="0in" fo:margin-right="0in" fo:min-height="0.2957in" fo:padding="0.0071in">
          <style:background-image/>
        </style:header-footer-properties>
      </style:header-style>
      <style:footer-style>
        <style:header-footer-properties fo:background-color="#c0c0c0" fo:border="2.49pt solid #000000" fo:margin-left="0in" fo:margin-right="0in" fo:margin-top="0.0984in" fo:min-height="0.2957in" fo:padding="0.0071in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02/22/2012</text:date>, <text:time>17:4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2T14:43:09</meta:creation-date>
    <dc:date>2012-02-22T17:42:18</dc:date>
    <meta:editing-duration>PT2H59M12S</meta:editing-duration>
    <meta:editing-cycles>127</meta:editing-cycles>
    <meta:generator>LibreOffice/3.4$Unix LibreOffice_project/340m1$Build-402</meta:generator>
    <meta:document-statistic meta:table-count="2" meta:cell-count="1543" meta:object-count="0"/>
  </office:meta>
</office:document-meta>
</file>